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HttpConnectorTests.expectRequest( Consumer &lt; RecordedRequest &gt; consu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HttpConnectorTests.cancelResponseBody( ClientHttpConnector conn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ientHttpConnectorTests.basic( ClientHttpConnector connector , Http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ClientHttpConnectorTests.conne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HttpConnectorTests.methodsWithConnecto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ientHttpConnectorTests.star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ConnectorTests.randomBody(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ientHttpConnectorTests.stop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ConnectorTests.prepareResponse( Consumer &lt; MockResponse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ientHttpConnectorTests.stringBuffe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HttpConnectorTests.errorInRequestBody( ClientHttpConnector conn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